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fo:color="#000000" loext:opacity="100%" style:font-name="Arial" fo:font-size="14pt" officeooo:rsid="00102c5a" fo:background-color="#ffffff" style:font-size-asian="14pt" style:font-size-complex="14pt"/>
    </style:style>
    <style:style style:name="P2" style:family="paragraph" style:parent-style-name="Horizontal_20_Line">
      <style:paragraph-properties fo:line-height="150%" fo:text-align="justify" style:justify-single-word="false"/>
      <style:text-properties fo:color="#000000" loext:opacity="100%" style:font-name="Arial" fo:font-size="14pt" officeooo:rsid="00102c5a" fo:background-color="#ffffff" style:font-size-asian="14pt" style:font-size-complex="14pt"/>
    </style:style>
    <style:style style:name="P3" style:family="paragraph" style:parent-style-name="Text_20_body">
      <style:paragraph-properties fo:line-height="150%" fo:text-align="justify" style:justify-single-word="false"/>
      <style:text-properties fo:color="#000000" loext:opacity="100%" style:font-name="Arial" fo:font-size="14pt" officeooo:rsid="0018e2d7" officeooo:paragraph-rsid="0018e2d7" fo:background-color="#ffffff" style:font-size-asian="14pt" style:font-size-complex="14pt"/>
    </style:style>
    <style:style style:name="P4" style:family="paragraph" style:parent-style-name="Heading_20_3">
      <style:paragraph-properties fo:line-height="150%" fo:text-align="justify" style:justify-single-word="false"/>
      <style:text-properties fo:color="#000000" loext:opacity="100%" style:font-name="Arial" officeooo:rsid="00102c5a" fo:background-color="#ffffff"/>
    </style:style>
    <style:style style:name="P5" style:family="paragraph" style:parent-style-name="Standard">
      <style:paragraph-properties fo:line-height="150%" fo:text-align="justify" style:justify-single-word="false"/>
      <style:text-properties fo:color="#000000" loext:opacity="100%" style:font-name="Arial" fo:font-size="14pt" officeooo:rsid="00102c5a" fo:background-color="#ffffff" style:font-size-asian="14pt" style:font-size-complex="14pt"/>
    </style:style>
    <style:style style:name="T1" style:family="text">
      <style:text-properties officeooo:rsid="0018bd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span text:style-name="Strong_20_Emphasis">Hi! My name is Jose Miguel, and I am a Software Engineer</text:span><text:line-break/>Thank you for visiting my website!</text:p>
      <text:p text:style-name="P1"><text:span text:style-name="Strong_20_Emphasis">My current </text:span><text:span text:style-name="Strong_20_Emphasis"><text:span text:style-name="T1">job</text:span></text:span><text:span text:style-name="Strong_20_Emphasis">:</text:span><text:line-break/>I am currently working as an "IT Support Technician" for the company "Zavocado Frutas Finas S.A. De C.V." in Periban de Ramos, Michoacán, Mexico.<text:line-break/>My job consists of solving software and hardware issues, from cleaning SSDs and restarting applications like Contpaqi or other private software, to repairing on-site printers.</text:p>
      <text:p text:style-name="P1"><text:span text:style-name="Strong_20_Emphasis">My past professional experience, over 5 years:</text:span></text:p>
      <text:p text:style-name="P1"><text:span text:style-name="Strong_20_Emphasis">About me:</text:span><text:line-break/>Hi, my name is Jose Miguel Vazquez Mendez, and I am a 29-year-old trilingual software developer, currently living in Los Reyes, Michoacan, Mexico. My time zone is GMT-6 (Guadalajara time).<text:line-break/>I mainly focus on backend web development and networking, although I have become passionate about IT support in recent years.</text:p>
      <text:p text:style-name="P1"><text:span text:style-name="Strong_20_Emphasis">Download my resume here!</text:span></text:p>
      <text:p text:style-name="P1"><text:span text:style-name="Strong_20_Emphasis">Contact me:</text:span></text:p>
      <text:p text:style-name="P1"><text:span text:style-name="Strong_20_Emphasis">My personal projects:</text:span></text:p>
      <text:p text:style-name="P1"><text:span text:style-name="Strong_20_Emphasis">This Website!</text:span><text:line-break/>My website, developed with Laravel and Nginx, hosted on a Debian server in Linode, is available on GitHub!</text:p>
      <text:p text:style-name="P1"><text:span text:style-name="Strong_20_Emphasis">"Deep Learning" / AI project for Bitcoin:</text:span><text:line-break/>I developed a deep learning model using linear regression to predict the future value of Bitcoin, in Python and using AI libraries (PyTorch, Keras, etc.).</text:p>
      <text:p text:style-name="P1"><text:soft-page-break/><text:span text:style-name="Strong_20_Emphasis">TCP server built from scratch in C/C++</text:span><text:line-break/>A TCP packet server simulating WireMock to study the OSI model in real use.</text:p>
      <text:p text:style-name="P1"><text:span text:style-name="Strong_20_Emphasis">Web Scraping / Pen Testing script development in Python</text:span><text:line-break/>Typed Python scripts for testing a private tool from the Mexican company AGTools.</text:p>
      <text:p text:style-name="P1"><text:span text:style-name="Strong_20_Emphasis">Personal Shopify project with Ruby On Rails:</text:span><text:line-break/>A small Shopify “E-Commerce” page project to experiment with the Shopify API.</text:p>
      <text:p text:style-name="P1"><text:span text:style-name="Strong_20_Emphasis">ricksbk.online:</text:span><text:line-break/>A website I developed with a colleague.</text:p>
      <text:p text:style-name="P1"><text:span text:style-name="Strong_20_Emphasis">REST API built with Java / Spring:</text:span><text:line-break/>A project using the Spring framework for a bot project to assist Small and Medium Enterprises.</text:p>
      <text:p text:style-name="P1"><text:span text:style-name="Strong_20_Emphasis">WordPress site deployed in Docker, Nginx, PhpMyAdmin, MariaDB:</text:span><text:line-break/>A WordPress website using standard security measures used in production, with Nginx, phpMyAdmin, and MariaDB technologies.</text:p>
      <text:p text:style-name="P1"><text:span text:style-name="Strong_20_Emphasis">RESTful API built from scratch with PHP and Composer:</text:span><text:line-break/>A personal challenge to study PHP language and syntax.</text:p>
      <text:p text:style-name="P1"><text:span text:style-name="Strong_20_Emphasis">TCP Server using Mockito, WireMock, and JUnit 5:</text:span><text:line-break/>Used for deep testing and analysis of a computer virus discovered on my company’s network, at Zavocado.</text:p>
      <text:p text:style-name="P1"><text:span text:style-name="Strong_20_Emphasis">WhatsApp bot using Python and LLMs (ChatGPT):</text:span><text:line-break/>A WhatsApp bot for customer support that I built using Python, Docker, AWS, and ChatGPT, among other technologies, to solve frequent questions (FAQs) for SMEs.</text:p>
      <text:p text:style-name="P1"><text:soft-page-break/><text:span text:style-name="Strong_20_Emphasis">Bash scripts:</text:span><text:line-break/>A compilation of Bash scripts I’ve used throughout my professional career.</text:p>
      <text:p text:style-name="P2"/>
      <text:p text:style-name="P1"><text:span text:style-name="Strong_20_Emphasis">My strengths as a Software Developer are:</text:span></text:p>
      <text:p text:style-name="P1"><text:span text:style-name="Strong_20_Emphasis">Backend web application development:</text:span><text:line-break/>Experience with frameworks in JavaScript (Svelte and jQuery), Python (Django, Flask, FastAPI), PHP (Laravel, PHPUnit), Java (Spring, Mockito, JUnit 5, WireMock), and Selenium.</text:p>
      <text:p text:style-name="P1"><text:span text:style-name="Strong_20_Emphasis">Computer Network Engineering:</text:span><text:line-break/>Creation, administration, and management of enterprise-scale networks, both on the Ethernet cabling level and software-level management of servers, hosts, access points, and end users, in environments such as Cisco and Fortinet.</text:p>
      <text:p text:style-name="P1"><text:span text:style-name="Strong_20_Emphasis">IT Support Technician:</text:span><text:line-break/>Hands-on experience with Windows and Linux systems, solving office-related problems (printer issues, email apps not working, etc.), as well as more complex problems like API testing or hardware repair.</text:p>
      <text:p text:style-name="P2"/>
      <text:p text:style-name="P1"><text:span text:style-name="Strong_20_Emphasis">Native-level and professional English, conversational French:</text:span><text:line-break/>Thanks to my experience as an interpreter and having spoken English all my life, I can explain and hold deep conversations about technical IT topics without difficulty. I can also interpret between languages. I am also capable of holding a conversation in French.</text:p>
      <text:p text:style-name="P2"/>
      <text:p text:style-name="P1"><text:soft-page-break/><text:span text:style-name="Strong_20_Emphasis">Network Analysis / Pentesting:</text:span><text:line-break/>In-depth knowledge of TCP packet analysis and other network protocols, using tools like Wireshark and GHIDRA for reverse engineering — detecting various malware and other attacks in company networks, as well as software testing using PHPUnit or Selenium frameworks.</text:p>
      <text:p text:style-name="P2"/>
      <text:p text:style-name="P1"><text:span text:style-name="Strong_20_Emphasis">API usage:</text:span><text:line-break/>I have experience using various APIs, like Shopify Plus and other private software across several companies where I’ve worked, using RESTful APIs or other interfaces like GraphQL.</text:p>
      <text:p text:style-name="P2"/>
      <text:p text:style-name="P1"><text:span text:style-name="Strong_20_Emphasis">Knowledge of user management systems:</text:span><text:line-break/>With over 3 years of experience managing user systems via GUI and command line (CMD/scripts), I’m able to perform tasks like restoring personal credentials and creating new admin groups, among other tasks.</text:p>
      <text:p text:style-name="P2"/>
      <text:p text:style-name="P1"><text:span text:style-name="Strong_20_Emphasis">Experience with remote access tools like TeamViewer and AnyDesk:</text:span><text:line-break/>I’ve used these tools, along with Windows native remote access and SSH connections to servers, throughout my career. I am very familiar with the configurations and working environments these tools provide.</text:p>
      <text:p text:style-name="P1"/>
      <text:p text:style-name="P1"/>
      <text:p text:style-name="P1"/>
      <text:p text:style-name="P1"><text:soft-page-break/>Experience with Ticketing and Documentation Systems like ServiceNow and Zendesk:</text:p>
      <text:p text:style-name="P3">I have over 3 years of combined experience dealing with user administration systems like ServiceNow and Zendesk to document and escalate issues if needed.</text:p>
      <text:p text:style-name="P2"/>
      <text:p text:style-name="P1"><text:span text:style-name="Strong_20_Emphasis">Languages and programming paradigms:</text:span><text:line-break/>Although I have experience in Python, C/C++, Java, and Ruby on Rails, the programming languages I’m most intellectually and professionally experienced in are: JavaScript/TypeScript, PHP, HTML5, SQL, NoSQL, and GraphQL.</text:p>
      <text:p text:style-name="P2"/>
      <text:p text:style-name="P1"><text:span text:style-name="Strong_20_Emphasis">Location: Los Reyes, Michoacan, Mexico: 60300</text:span></text:p>
      <text:p text:style-name="P1"><text:span text:style-name="Strong_20_Emphasis">My other social media sites:</text:span><text:line-break/>Thank you for visiting my website!</text:p>
      <text:p text:style-name="P2"/>
      <text:h text:style-name="P4" text:outline-level="3"><text:span text:style-name="Strong_20_Emphasis">Professional Experience Pt. 2:</text:span></text:h>
      <text:p text:style-name="P1"><text:span text:style-name="Strong_20_Emphasis">L2 Service Desk Support</text:span><text:line-break/>April 2024 to February 2025: Nearly 1 year of experience in L2-level IT (Service Desk) support, as a bilingual agent for Ciklum (formerly known as "Infogen Labs").<text:line-break/>I was in charge of providing remote IT support to several branches of one of Ciklum’s clients, Skechers, across the entire continent (North and South America). I handled both L1 and L2 calls, covering issues ranging from basic Windows applications (like Outlook not loading the inbox or recovering missing <text:soft-page-break/>files) to troubleshooting their customized Point of Sale (PoS) software, as well as investigating problems with APIs, their endpoints, or webhooks. I also analyzed their networks to identify common problems like broadcast storms, packet collisions, DHCP issues, etc.</text:p>
      <text:p text:style-name="P1"><text:span text:style-name="Strong_20_Emphasis">Spanish-English Bilingual Interpreter, Level L4</text:span><text:line-break/>April 2023 to April 2024: 1 year of experience working as a Level 4 (L4) interpreter for the call center "LanguageLine Solutions".<text:line-break/>I worked as an interpreter for Spanish-English calls, ranging from insurance questions to medical interpretation and 9/11 emergency calls.</text:p>
      <text:p text:style-name="P1"><text:span text:style-name="Strong_20_Emphasis">Backend Web Developer</text:span><text:line-break/>March 2022 to February 2023: Nearly 1 year of backend web development experience for the Mexican startup "Agtools".<text:line-break/>I was in charge of backend testing tasks, such as creating several Selenium scripts to test their websites and private tools, as well as developing and managing their backend built with Django and Python to send SQL or NoSQL queries to their databases. Their work focused primarily on Big Data, so I learned Pandas and other Python/AI libraries.</text:p>
      <text:p text:style-name="P1"><text:span text:style-name="Strong_20_Emphasis">IT Support Technician</text:span><text:line-break/>February 2021 to March 2022: 1 year of experience at the avocado packing facility called "SunBelle" (formerly known as "Giddings").<text:line-break/>I was responsible for resolving both hardware and software issues, including fixing apps like Google Chrome, unlocking malfunctioning printers, creating or managing login credentials, as well as managing their SQL databases.</text:p>
      <text:p text:style-name="P1"><text:span text:style-name="Strong_20_Emphasis">IT Support Technician / WordPress Developer</text:span><text:line-break/>January 2020 to February 2021: 1 year of experience at the company "Anyness".<text:line-break/><text:soft-page-break/>I initially worked remotely here due to COVID-19, as an IT support assistant, and also worked as a WordPress developer for Anyness’s website.</text:p>
      <text:p text:style-name="P1"><text:span text:style-name="Strong_20_Emphasis">January 2019 to December 2019:</text:span><text:line-break/>Almost 1 year of experience working at the school "Aprender para la Vida".<text:line-break/>I worked on setting up and managing the CCTV camera connections and links, the school’s private network, among other tasks.</text:p>
      <text:p text:style-name="P2"/>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3T15:35:17.033426200</meta:creation-date>
    <meta:generator>LibreOffice/25.2.4.3$Windows_X86_64 LibreOffice_project/33e196637044ead23f5c3226cde09b47731f7e27</meta:generator>
    <dc:date>2025-07-05T01:42:09.564574900</dc:date>
    <meta:editing-duration>PT1H40M19S</meta:editing-duration>
    <meta:editing-cycles>19</meta:editing-cycles>
    <meta:document-statistic meta:table-count="0" meta:image-count="0" meta:object-count="0" meta:page-count="7" meta:paragraph-count="40" meta:word-count="1158" meta:character-count="7581" meta:non-whitespace-character-count="6462"/>
  </office:meta>
</office:document-meta>
</file>